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font-weight="bold" officeooo:rsid="00090d9c" officeooo:paragraph-rsid="00090d9c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2pt" fo:font-weight="normal" officeooo:rsid="00090d9c" officeooo:paragraph-rsid="00090d9c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normal" officeooo:rsid="0009e1db" officeooo:paragraph-rsid="0009e1db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orphans="0" fo:widows="0" fo:text-indent="0cm" style:auto-text-indent="false" style:text-autospace="none"/>
      <style:text-properties fo:font-size="12pt" fo:font-weight="normal" officeooo:rsid="0009e1db" officeooo:paragraph-rsid="000d4f1c" style:font-size-asian="12pt" style:font-weight-asian="normal" style:font-size-complex="12pt" style:font-weight-complex="normal"/>
    </style:style>
    <style:style style:name="P5" style:family="paragraph" style:parent-style-name="Standard">
      <style:text-properties fo:font-size="12pt" fo:font-weight="normal" officeooo:rsid="0009e1db" officeooo:paragraph-rsid="0009e1db" style:font-size-asian="10.5pt" style:font-weight-asian="normal" style:font-size-complex="12pt" style:font-weight-complex="normal"/>
    </style:style>
    <style:style style:name="P6" style:family="paragraph" style:parent-style-name="Standard">
      <style:text-properties fo:font-size="16pt" fo:font-weight="bold" officeooo:rsid="0009e1db" officeooo:paragraph-rsid="0009e1db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5.251cm" fo:margin-right="0cm" fo:margin-top="0cm" fo:margin-bottom="0cm" style:contextual-spacing="false" fo:line-height="100%" fo:text-align="justify" style:justify-single-word="false" fo:orphans="0" fo:widows="0" fo:text-indent="0cm" style:auto-text-indent="false" style:text-autospace="none"/>
      <style:text-properties fo:font-size="16pt" fo:font-weight="bold" officeooo:rsid="0009e1db" officeooo:paragraph-rsid="000d4f1c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 fo:orphans="0" fo:widows="0" style:text-autospace="none"/>
      <style:text-properties fo:font-size="16pt" fo:font-weight="bold" officeooo:paragraph-rsid="000d4f1c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5.251cm" fo:margin-right="0cm" fo:margin-top="0cm" fo:margin-bottom="0cm" style:contextual-spacing="false" fo:line-height="100%" fo:text-align="justify" style:justify-single-word="false" fo:orphans="0" fo:widows="0" fo:text-indent="0cm" style:auto-text-indent="false" style:text-autospace="none"/>
      <style:text-properties fo:font-size="16pt" fo:font-weight="bold" officeooo:paragraph-rsid="000d4f1c" style:font-size-asian="16pt" style:font-weight-asian="bold" style:font-size-complex="16pt" style:font-weight-complex="bold"/>
    </style:style>
    <style:style style:name="P10" style:family="paragraph" style:parent-style-name="Standard">
      <style:text-properties fo:font-size="16pt" fo:font-weight="bold" officeooo:rsid="000d8dd7" officeooo:paragraph-rsid="000d8dd7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 fo:orphans="0" fo:widows="0" style:text-autospace="none"/>
      <style:text-properties officeooo:paragraph-rsid="000d4f1c"/>
    </style:style>
    <style:style style:name="P12" style:family="paragraph" style:parent-style-name="Standard">
      <style:text-properties fo:font-size="10pt" fo:font-weight="normal" officeooo:rsid="0009e1db" officeooo:paragraph-rsid="0009e1db" style:font-size-asian="10pt" style:font-weight-asian="normal" style:font-size-complex="10pt" style:font-weight-complex="normal"/>
    </style:style>
    <style:style style:name="P13" style:family="paragraph" style:parent-style-name="Standard">
      <style:text-properties fo:font-size="10pt" fo:font-weight="normal" officeooo:rsid="000d8dd7" officeooo:paragraph-rsid="000d8dd7" style:font-size-asian="10pt" style:font-weight-asian="normal" style:font-size-complex="10pt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fo:font-weight="bold" style:font-size-asian="12pt" style:font-weight-asian="bold" style:font-name-complex="Calibri" style:font-size-complex="12pt"/>
    </style:style>
    <style:style style:name="T3" style:family="text">
      <style:text-properties fo:font-size="12pt" style:font-size-asian="12pt" style:font-size-complex="12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name-complex="Calibri"/>
    </style:style>
    <style:style style:name="T6" style:family="text">
      <style:text-properties style:font-weight-complex="bold"/>
    </style:style>
    <style:style style:name="T7" style:family="text">
      <style:text-properties style:font-name-complex="Calibri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 :</text:p>
      <text:p text:style-name="P2">;Escribir una subrutina ROTARIZQ que haga una rotación</text:p>
      <text:p text:style-name="P2">;hacia la izquierda de los bits de un byte almacenado</text:p>
      <text:p text:style-name="P2">;en la memoria del microprocesador. Dicho byte y el</text:p>
      <text:p text:style-name="P2">;número de posiciones a rotar deben pasarse por valor </text:p>
      <text:p text:style-name="P2">;desde el programa principal a la subrutina a través de registros.</text:p>
      <text:p text:style-name="P2">org 1000h</text:p>
      <text:p text:style-name="P2">; variables</text:p>
      <text:p text:style-name="P2"><text:s text:c="2"/>num DB 11110000b</text:p>
      <text:p text:style-name="P2"><text:s text:c="2"/>cant DB 4</text:p>
      <text:p text:style-name="P2"/>
      <text:p text:style-name="P2">org 3000h</text:p>
      <text:p text:style-name="P2">ROTARIZQ: <text:s/>CMP CL,0</text:p>
      <text:p text:style-name="P2"><text:s text:c="11"/>JZ fin</text:p>
      <text:p text:style-name="P2"><text:s text:c="11"/>DEC CL</text:p>
      <text:p text:style-name="P2"><text:s text:c="11"/>add AL,AL</text:p>
      <text:p text:style-name="P2"><text:s text:c="11"/>JNC ROTARIZQ</text:p>
      <text:p text:style-name="P2"><text:s text:c="11"/>INC AL</text:p>
      <text:p text:style-name="P2"><text:s text:c="11"/>JMP ROTARIZQ</text:p>
      <text:p text:style-name="P2">fin: <text:s text:c="6"/>RET</text:p>
      <text:p text:style-name="P2"/>
      <text:p text:style-name="P2">org 2000h</text:p>
      <text:p text:style-name="P2">; código</text:p>
      <text:p text:style-name="P2"><text:s text:c="11"/>MOV AL, num</text:p>
      <text:p text:style-name="P2"><text:s text:c="11"/>MOV CL,cant</text:p>
      <text:p text:style-name="P2"><text:s text:c="11"/>CALL ROTARIZQ</text:p>
      <text:p text:style-name="P2"><text:s text:c="11"/>hlt</text:p>
      <text:p text:style-name="P2">end</text:p>
      <text:p text:style-name="P2"/>
      <text:p text:style-name="P2"/>
      <text:p text:style-name="P6">EJERCICIO 2</text:p>
      <text:p text:style-name="P2">;Escribir una subrutina CONCAR que cuente el número</text:p>
      <text:p text:style-name="P2">;de caracteres de una cadena de caracteres terminada </text:p>
      <text:p text:style-name="P2">;en “%” almacenada en memoria. La cadena se pasa a la </text:p>
      <text:p text:style-name="P2">;subrutina por referencia vía registro.</text:p>
      <text:p text:style-name="P2"/>
      <text:p text:style-name="P2">org 1000h</text:p>
      <text:p text:style-name="P2">; variables</text:p>
      <text:p text:style-name="P2"><text:s text:c="2"/>cadena DB "GODDD%"</text:p>
      <text:p text:style-name="P2"/>
      <text:p text:style-name="P2">org 3000h</text:p>
      <text:p text:style-name="P2">CONCAR: <text:s text:c="3"/>MOV AL,[BX]</text:p>
      <text:p text:style-name="P2"><text:s text:c="11"/>CMP AL, 25h</text:p>
      <text:p text:style-name="P2"><text:s text:c="11"/>JZ fin</text:p>
      <text:p text:style-name="P2"><text:s text:c="11"/>INC BX</text:p>
      <text:p text:style-name="P2"><text:s text:c="11"/>INC CL</text:p>
      <text:p text:style-name="P2"><text:s text:c="11"/>JMP CONCAR</text:p>
      <text:p text:style-name="P2">fin: <text:s text:c="6"/>RET</text:p>
      <text:p text:style-name="P2"/>
      <text:p text:style-name="P2">org 2000h</text:p>
      <text:p text:style-name="P2">; código</text:p>
      <text:p text:style-name="P2"><text:s text:c="11"/>MOV BX,offset cadena</text:p>
      <text:p text:style-name="P2"><text:soft-page-break/><text:s text:c="11"/>CALL CONCAR</text:p>
      <text:p text:style-name="P2"><text:s text:c="11"/>hlt</text:p>
      <text:p text:style-name="P2">end</text:p>
      <text:p text:style-name="P2"/>
      <text:p text:style-name="P2"/>
      <text:p text:style-name="P6">EJERCICIO 3</text:p>
      <text:p text:style-name="P6"/>
      <text:p text:style-name="P6">;Usando la subrutina ROTARIZQ del ejercicio 1, escriba</text:p>
      <text:p text:style-name="P6">;una subrutina ROTARDER que haga una rotación hacia la </text:p>
      <text:p text:style-name="P6">;derecha de un byte almacenado en la memoria del</text:p>
      <text:p text:style-name="P6">;microprocesador. Dicho byte y el número de posiciones </text:p>
      <text:p text:style-name="P6">;a rotar deben pasarse por valor desde el programa</text:p>
      <text:p text:style-name="P6">;principal a la subrutina a través de registros.</text:p>
      <text:p text:style-name="P3">org 1000h</text:p>
      <text:p text:style-name="P3">; variables</text:p>
      <text:p text:style-name="P3"><text:s text:c="2"/>num DB 00111100b</text:p>
      <text:p text:style-name="P3"><text:s text:c="2"/>cant DB 4</text:p>
      <text:p text:style-name="P3"/>
      <text:p text:style-name="P3">org 3000h</text:p>
      <text:p text:style-name="P3">ROTARIZQ: <text:s/>CMP CL,0</text:p>
      <text:p text:style-name="P3"><text:s text:c="11"/>JZ fin</text:p>
      <text:p text:style-name="P3"><text:s text:c="11"/>DEC CL</text:p>
      <text:p text:style-name="P3"><text:s text:c="11"/>add AL,AL</text:p>
      <text:p text:style-name="P3"><text:s text:c="11"/>JNC ROTARIZQ</text:p>
      <text:p text:style-name="P3"><text:s text:c="11"/>INC AL</text:p>
      <text:p text:style-name="P3"><text:s text:c="11"/>JMP ROTARIZQ</text:p>
      <text:p text:style-name="P3">fin: <text:s text:c="6"/>RET</text:p>
      <text:p text:style-name="P3"/>
      <text:p text:style-name="P3">ROTARDER: <text:s/>MOV BX,8 ;ocho ya que es un byte en caso de un word seria 16-rotacion</text:p>
      <text:p text:style-name="P3"><text:s text:c="11"/>SUB BL,CL</text:p>
      <text:p text:style-name="P3"><text:s text:c="11"/>MOV CL,BL</text:p>
      <text:p text:style-name="P3"><text:s text:c="11"/>MOV BX,0</text:p>
      <text:p text:style-name="P3"><text:s text:c="11"/>CALL ROTARIZQ</text:p>
      <text:p text:style-name="P3"><text:s text:c="11"/>RET</text:p>
      <text:p text:style-name="P3"><text:s text:c="11"/></text:p>
      <text:p text:style-name="P3">org 2000h</text:p>
      <text:p text:style-name="P3">; código</text:p>
      <text:p text:style-name="P3"><text:s text:c="11"/>MOV AL, num</text:p>
      <text:p text:style-name="P3"><text:s text:c="11"/>MOV CL,cant</text:p>
      <text:p text:style-name="P3"><text:s text:c="11"/>CALL ROTARDER</text:p>
      <text:p text:style-name="P3"><text:s text:c="11"/>hlt</text:p>
      <text:p text:style-name="P3">end</text:p>
      <text:p text:style-name="P3"/>
      <text:p text:style-name="P3"/>
      <text:p text:style-name="P3"/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8"><text:soft-page-break/><text:span text:style-name="T7">Ejercicio 5. </text:span><text:s/>Dado los siguientes datos en la memoria de datos, escriba un programa en Assembler que recorra la tabla y llame a una subrutina que sume el VALOR a cada posición de TABLA (recibe ambos valores por pila). Decida qué pasaje de parámetros es más conveniente para cada dato. </text:p>
      <text:p text:style-name="P9"><text:tab/><text:tab/>ORG 1000H</text:p>
      <text:p text:style-name="P9">TABLA <text:tab/>DB <text:tab/>1,4,5,3,10,7,14,78,23,18</text:p>
      <text:p text:style-name="P7">VALOR<text:tab/>DB <text:tab/>3</text:p>
      <text:p text:style-name="P7"/>
      <text:p text:style-name="P7"/>
      <text:p text:style-name="P7"/>
      <text:p text:style-name="P4">;Dado los siguientes datos en la memoria de datos, escriba</text:p>
      <text:p text:style-name="P4">;un programa en Assembler que recorra la tabla y llame a una</text:p>
      <text:p text:style-name="P4">;subrutina que sume el VALOR a cada posición de </text:p>
      <text:p text:style-name="P4">;TABLA (recibe ambos valores por pila). Decida qué</text:p>
      <text:p text:style-name="P4">;pasaje de parámetros es más conveniente para cada dato. </text:p>
      <text:p text:style-name="P4"/>
      <text:p text:style-name="P4">ORG 1000H</text:p>
      <text:p text:style-name="P4">TABLA <text:tab/>DB <text:tab/>1,4,5,3,10,7,14,78,23,18</text:p>
      <text:p text:style-name="P4">VALOR<text:tab/>DB <text:tab/>3</text:p>
      <text:p text:style-name="P4"><text:tab/></text:p>
      <text:p text:style-name="P4"><text:tab/><text:tab/>ORG 3000H <text:s/>; Subrutina</text:p>
      <text:p text:style-name="P4">Subrutina: <text:s/>MOV DX,offset VALOR-offset TABLA</text:p>
      <text:p text:style-name="P4"><text:s text:c="12"/>MOV BX, SP <text:s/>; recupera dirección de pila (3FFAH)</text:p>
      <text:p text:style-name="P4"><text:tab/><text:tab/><text:tab/> <text:s text:c="8"/>ADD BX, 2 <text:s text:c="4"/>; para acceder al parámetro (3FFEH)</text:p>
      <text:p text:style-name="P4"><text:tab/><text:tab/><text:tab/> <text:s text:c="8"/>ADD CX, [BX]; accede al valor de MiVar</text:p>
      <text:p text:style-name="P4"><text:tab/><text:tab/> <text:s text:c="8"/><text:tab/>ADD BX, 2 <text:s text:c="4"/>; para acceder al parámetro (3FFEH)</text:p>
      <text:p text:style-name="P4"><text:tab/><text:tab/> <text:s text:c="8"/><text:tab/>MOV BX, [BX]; recupera dir de MiVar</text:p>
      <text:p text:style-name="P4">REPETICION: CMP DL,0</text:p>
      <text:p text:style-name="P4"><text:s text:c="12"/>JZ FIN</text:p>
      <text:p text:style-name="P4"><text:tab/><text:tab/> <text:s text:c="8"/><text:tab/>add [bx],cl</text:p>
      <text:p text:style-name="P4"><text:tab/><text:tab/> <text:s text:c="8"/><text:tab/>INC BX</text:p>
      <text:p text:style-name="P4"><text:tab/><text:tab/> <text:s text:c="8"/><text:tab/>DEC DL</text:p>
      <text:p text:style-name="P4"><text:tab/><text:tab/> <text:s text:c="8"/><text:tab/>JMP REPETICION</text:p>
      <text:p text:style-name="P4">FIN:<text:tab/> <text:s text:c="6"/>RET</text:p>
      <text:p text:style-name="P4"><text:s text:c="11"/></text:p>
      <text:p text:style-name="P4">ORG 2000H <text:s text:c="2"/>; Programa Ppal.</text:p>
      <text:p text:style-name="P4"><text:tab/> <text:s text:c="9"/><text:tab/>MOV AX, OFFSET TABLA</text:p>
      <text:p text:style-name="P4"><text:s text:c="12"/>PUSH AX<text:tab/><text:tab/>; paso por referencia mediante pila el vector</text:p>
      <text:p text:style-name="P4"><text:s text:c="12"/>MOV CL, VALOR</text:p>
      <text:p text:style-name="P4"><text:s text:c="12"/>PUSH CX <text:s/>; paso por valor mediante pila </text:p>
      <text:p text:style-name="P4"><text:s text:c="12"/>MOV AX,0</text:p>
      <text:p text:style-name="P4"><text:s text:c="12"/>MOV CX,0</text:p>
      <text:p text:style-name="P4"><text:s text:c="12"/>CALL Subrutina</text:p>
      <text:p text:style-name="P4"><text:s text:c="12"/>POP AX</text:p>
      <text:p text:style-name="P4"><text:tab/> <text:s text:c="3"/><text:tab/> <text:s text:c="5"/>HLT</text:p>
      <text:p text:style-name="P4">END</text:p>
      <text:p text:style-name="P6"/>
      <text:p text:style-name="P3"><text:soft-page-break/></text:p>
      <text:p text:style-name="P3"/>
      <text:p text:style-name="P3"/>
      <text:p text:style-name="P3"/>
      <text:p text:style-name="P10">EJERCICIO 6:</text:p>
      <text:p text:style-name="P10"/>
      <text:p text:style-name="P13">ORG 1000H</text:p>
      <text:p text:style-name="P13">TABLA <text:s text:c="6"/>DW 1,2,3,4,5,6,7,8,9,10</text:p>
      <text:p text:style-name="P13">DIVIDENDO <text:s/><text:tab/>DW 13</text:p>
      <text:p text:style-name="P13"><text:s/></text:p>
      <text:p text:style-name="P13"><text:tab/></text:p>
      <text:p text:style-name="P13">ORG 3000H <text:s/>; Subrutina</text:p>
      <text:p text:style-name="P13">REST: <text:s text:c="5"/><text:tab/>MOV BX, SP </text:p>
      <text:p text:style-name="P13"><text:tab/><text:tab/> <text:s text:c="9"/>ADD BX, 2 <text:s text:c="5"/>; SP+4 </text:p>
      <text:p text:style-name="P13"><text:tab/> <text:s text:c="4"/><text:tab/> <text:s text:c="4"/>MOV BX, [BX]</text:p>
      <text:p text:style-name="P13"><text:tab/> <text:s text:c="4"/><text:tab/> <text:s text:c="4"/>MOV AX,[BX]</text:p>
      <text:p text:style-name="P13"><text:tab/> <text:s text:c="4"/><text:tab/> <text:s text:c="4"/>MOV CL,2</text:p>
      <text:p text:style-name="P13">SIGO:<text:tab/><text:tab/> <text:s text:c="4"/>SUB AX, CX</text:p>
      <text:p text:style-name="P13"><text:s text:c="5"/><text:tab/><text:tab/> <text:s text:c="4"/>CMP AX, CX</text:p>
      <text:p text:style-name="P13"><text:s/><text:tab/> <text:s text:c="3"/><text:tab/> <text:s text:c="4"/>JNC SIGO</text:p>
      <text:p text:style-name="P13"><text:s/><text:tab/> <text:s text:c="3"/><text:tab/> <text:s text:c="4"/>MOV BX,0</text:p>
      <text:p text:style-name="P13"><text:s/><text:tab/> <text:s text:c="3"/><text:tab/> <text:s text:c="4"/>MOV CX,0</text:p>
      <text:p text:style-name="P13"><text:s/><text:tab/> <text:s text:c="3"/><text:tab/> <text:s text:c="4"/>MOV DX,0</text:p>
      <text:p text:style-name="P13"><text:tab/><text:tab/> <text:s text:c="9"/>RET <text:s text:c="7"/></text:p>
      <text:p text:style-name="P13">ORG 2000H <text:s text:c="2"/>; Programa Ppal.</text:p>
      <text:p text:style-name="P13"><text:tab/><text:tab/> <text:s text:c="9"/>MOV AX, OFFSET DIVIDENDO</text:p>
      <text:p text:style-name="P13"><text:tab/><text:tab/> <text:s text:c="9"/>PUSH AX</text:p>
      <text:p text:style-name="P13"><text:tab/><text:tab/> <text:s text:c="9"/>MOV AX,0</text:p>
      <text:p text:style-name="P13"><text:tab/><text:tab/> <text:s text:c="9"/>CALL REST</text:p>
      <text:p text:style-name="P13"><text:tab/><text:tab/> <text:s text:c="9"/>POP CX</text:p>
      <text:p text:style-name="P13"><text:tab/> <text:tab/> <text:s text:c="8"/>HLT</text:p>
      <text:p text:style-name="P13">END</text:p>
      <text:p text:style-name="P6"/>
      <text:p text:style-name="P6"/>
      <text:p text:style-name="P6"/>
      <text:p text:style-name="P12">;Escriba una subrutina ES_IMPAR, que determina si un </text:p>
      <text:p text:style-name="P12">;número (de tamaño word) es par o impar. La rutina debe</text:p>
      <text:p text:style-name="P12">;recibir el número por valor a través de la pila. La subrutina </text:p>
      <text:p text:style-name="P12">;debe retornar vía registro el valor 00H si el número es</text:p>
      <text:p text:style-name="P12">;par, o 01H en caso contrario.</text:p>
      <text:p text:style-name="P12">;Implemente un programa que utilizando la subrutina cuente </text:p>
      <text:p text:style-name="P12">;la cantidad total de números impares en una tabla y almacene </text:p>
      <text:p text:style-name="P12">;el resultado final en memoria principal. </text:p>
      <text:p text:style-name="P12">ORG 1000H</text:p>
      <text:p text:style-name="P12">TABLA <text:s text:c="6"/>DW 1,2,3,4,5,6,7,8,9,10</text:p>
      <text:p text:style-name="P12">FINT <text:s text:c="8"/>DB ?</text:p>
      <text:p text:style-name="P12"><text:s/></text:p>
      <text:p text:style-name="P12"><text:tab/></text:p>
      <text:p text:style-name="P12">ORG 3000H <text:s/>; Subrutina</text:p>
      <text:p text:style-name="P12">REST: <text:s text:c="5"/><text:tab/>MOV BX, SP </text:p>
      <text:p text:style-name="P12"><text:tab/><text:tab/> <text:s text:c="9"/>ADD BX, 2 <text:s text:c="5"/>; SP+4 </text:p>
      <text:p text:style-name="P12"><text:tab/> <text:s text:c="4"/><text:tab/> <text:s text:c="4"/>MOV BX, [BX]</text:p>
      <text:p text:style-name="P12"><text:tab/> <text:s text:c="4"/><text:tab/> <text:s text:c="4"/>MOV AX,[BX]</text:p>
      <text:p text:style-name="P12"><text:tab/> <text:s text:c="4"/><text:tab/> <text:s text:c="4"/>MOV CL,2</text:p>
      <text:p text:style-name="P12"><text:tab/> <text:s text:c="4"/><text:tab/> <text:s text:c="4"/>CMP AX,1</text:p>
      <text:p text:style-name="P12"><text:tab/> <text:s text:c="4"/><text:tab/> <text:s text:c="4"/>JZ <text:s/>FIN</text:p>
      <text:p text:style-name="P12">SIGO:<text:tab/><text:tab/> <text:s text:c="4"/>SUB AX, CX</text:p>
      <text:p text:style-name="P12"><text:s text:c="5"/><text:tab/><text:tab/> <text:s text:c="4"/>CMP AX, CX</text:p>
      <text:p text:style-name="P12"><text:s/><text:tab/> <text:s text:c="3"/><text:tab/> <text:s text:c="4"/>JNC SIGO</text:p>
      <text:p text:style-name="P12"><text:soft-page-break/>FIN: <text:s/><text:tab/> <text:s text:c="4"/>MOV BX,0</text:p>
      <text:p text:style-name="P12"><text:s/><text:tab/> <text:s text:c="3"/><text:tab/> <text:s text:c="4"/>MOV CX,0</text:p>
      <text:p text:style-name="P12"><text:s/><text:tab/> <text:s text:c="3"/><text:tab/> <text:s text:c="4"/>MOV DX,0</text:p>
      <text:p text:style-name="P12"><text:s text:c="12"/>RET</text:p>
      <text:p text:style-name="P12"><text:tab/><text:tab/> <text:s text:c="2"/></text:p>
      <text:p text:style-name="P12"/>
      <text:p text:style-name="P12">ORG 2000H <text:s text:c="2"/>; Programa Ppal.</text:p>
      <text:p text:style-name="P12"><text:s text:c="12"/>MOV DX,OFFSET FINT- OFFSET TABLA</text:p>
      <text:p text:style-name="P12"><text:s text:c="12"/>MOV AX, OFFSET TABLA</text:p>
      <text:p text:style-name="P12">INICIO: <text:s text:c="4"/>PUSH CX; GUARDO CANTIDAD DE IMPARES</text:p>
      <text:p text:style-name="P12"><text:s text:c="12"/>PUSH DX</text:p>
      <text:p text:style-name="P12"><text:tab/><text:tab/> <text:s text:c="9"/>PUSH AX</text:p>
      <text:p text:style-name="P12"><text:tab/><text:tab/> <text:s text:c="9"/>MOV AX,0</text:p>
      <text:p text:style-name="P12"><text:tab/><text:tab/> <text:s text:c="9"/>MOV CX,0</text:p>
      <text:p text:style-name="P12"><text:tab/><text:tab/> <text:s text:c="9"/>MOV DX,0</text:p>
      <text:p text:style-name="P12"><text:tab/><text:tab/> <text:s text:c="9"/>CALL REST</text:p>
      <text:p text:style-name="P12"><text:tab/><text:tab/> <text:s text:c="9"/>MOV BX,AX</text:p>
      <text:p text:style-name="P12"><text:tab/><text:tab/> <text:s text:c="9"/>POP AX</text:p>
      <text:p text:style-name="P12"><text:tab/><text:tab/> <text:s text:c="9"/>ADD AX,2</text:p>
      <text:p text:style-name="P12"><text:tab/><text:tab/> <text:s text:c="9"/>POP DX</text:p>
      <text:p text:style-name="P12"><text:tab/><text:tab/> <text:s text:c="9"/>SUB DX,2</text:p>
      <text:p text:style-name="P12"><text:tab/><text:tab/> <text:s text:c="9"/>POP CX</text:p>
      <text:p text:style-name="P12"><text:tab/><text:tab/> <text:s text:c="9"/>CMP BX,0</text:p>
      <text:p text:style-name="P12"><text:tab/><text:tab/> <text:s text:c="9"/>JZ SIGUIENTE</text:p>
      <text:p text:style-name="P12"><text:tab/><text:tab/> <text:s text:c="9"/>INC CX</text:p>
      <text:p text:style-name="P12"><text:tab/><text:tab/> <text:s text:c="9"/>MOV BX,0</text:p>
      <text:p text:style-name="P12">SIGUIENTE: <text:s/>CMP DX,0</text:p>
      <text:p text:style-name="P12"><text:tab/><text:tab/> <text:s text:c="9"/>JNZ INICIO</text:p>
      <text:p text:style-name="P12"><text:tab/> <text:tab/> <text:s text:c="8"/>HLT</text:p>
      <text:p text:style-name="P12">END</text:p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1T14:37:33.295213144</meta:creation-date>
    <dc:date>2023-05-22T11:20:19.772086697</dc:date>
    <meta:editing-duration>PT33M2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" meta:paragraph-count="201" meta:word-count="749" meta:character-count="5233" meta:non-whitespace-character-count="3322"/>
  </office:meta>
</office:document-meta>
</file>